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1.106cm" svg:height="17.351cm" draw:transform="rotate (1.5707963267949) translate (3.624cm 25.404cm)" svg:viewBox="0 0 21107 17352" svg:d="M10567 17352h-5512l-5055-7926 2957-6555 7627-2871zM10567 17352h5485l5055-7926-2957-6555-7627-2871z">
          <text:p/>
        </draw:path>
      </draw:page>
      <draw:page draw:name="page2" draw:style-name="dp1" draw:master-page-name="Default">
        <draw:polyline draw:style-name="gr2" draw:text-style-name="P1" draw:layer="layout" svg:width="16.111cm" svg:height="24.935cm" draw:transform="rotate (3.01121655846582) translate (19.66906476449cm 26.7240000077595cm)" svg:viewBox="0 0 16112 24936" draw:points="1799,23450 3767,24618 15520,24936 16112,17253 13471,745 9269,0 7189,6884 0,10722 1677,23510">
          <text:p/>
        </draw:polyline>
      </draw:page>
      <draw:page draw:name="page3" draw:style-name="dp1" draw:master-page-name="Default">
        <draw:polyline draw:style-name="gr2" draw:text-style-name="P1" draw:layer="layout" svg:width="16.111cm" svg:height="24.935cm" draw:transform="rotate (-3.01121655846582) translate (17.3059827474909cm 24.6293540102387cm)" svg:viewBox="0 0 16112 24936" draw:points="14313,23450 12345,24618 592,24936 0,17253 2641,745 6843,0 8923,6884 16112,10722 14435,23510">
          <text:p/>
        </draw:polyline>
      </draw:page>
      <draw:page draw:name="page4" draw:style-name="dp1" draw:master-page-name="Default">
        <draw:polyline draw:style-name="gr2" draw:text-style-name="P1" draw:layer="layout" svg:width="16.111cm" svg:height="18.051cm" draw:transform="rotate (3.01121655846582) translate (20.5110072035615cm 19.9596233085092cm)" svg:viewBox="0 0 16112 18052" draw:points="1799,16566 3767,17734 15520,18052 16112,10369 13538,2928 7189,0 0,3838 1677,16626">
          <text:p/>
        </draw:polyline>
      </draw:page>
      <draw:page draw:name="page5" draw:style-name="dp1" draw:master-page-name="Default">
        <draw:polyline draw:style-name="gr2" draw:text-style-name="P1" draw:layer="layout" svg:width="16.111cm" svg:height="18.051cm" draw:transform="skewX (2.56163354800508E-017) rotate (-3.01121655846582) translate (16.4580403084193cm 17.8649773109884cm)" svg:viewBox="0 0 16112 18052" draw:points="14313,16566 12345,17734 592,18052 0,10369 2574,2928 8923,0 16112,3838 14435,16626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9:23:34.432529278</meta:creation-date>
    <dc:date>2023-04-28T21:30:49.015931579</dc:date>
    <meta:editing-duration>PT1H57M14S</meta:editing-duration>
    <meta:editing-cycles>3</meta:editing-cycles>
    <meta:generator>LibreOffice/7.3.7.2$Linux_X86_64 LibreOffice_project/30$Build-2</meta:generator>
    <meta:print-date>2023-04-28T19:41:40.013466091</meta:print-date>
    <meta:document-statistic meta:object-count="5"/>
  </office:meta>
</office:document-meta>
</file>